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202.28mm" svg:height="111.02mm" svg:x="117.78mm" svg:y="13.41mm">
            <loext:p draw:notify-on-update-of-ranges="Лист1.A1:Лист1.A1 Лист1.A2:Лист1.A10 Лист1.B1:Лист1.B1 Лист1.B2:Лист1.B10 Лист1.A1:Лист1.A1 Лист1.A2:Лист1.A10 Лист1.C1:Лист1.C1 Лист1.C2:Лист1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Кол-во циклов</text:p>
          </table:table-cell>
          <table:table-cell table:style-name="ce1" office:value-type="string" calcext:value-type="string">
            <text:p>1 узел</text:p>
          </table:table-cell>
          <table:table-cell table:style-name="ce1" office:value-type="string" calcext:value-type="string">
            <text:p>3 узла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0+0+0)/3" office:value-type="float" office:value="0" calcext:value-type="float">
            <text:p>0</text:p>
          </table:table-cell>
          <table:table-cell table:formula="of:=(0+0+0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1+2+1)/3" office:value-type="float" office:value="1.33333333333333" calcext:value-type="float">
            <text:p>1</text:p>
          </table:table-cell>
          <table:table-cell table:formula="of:=(2+2+1)/3" office:value-type="float" office:value="1.66666666666667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3+1+3)/3" office:value-type="float" office:value="2.33333333333333" calcext:value-type="float">
            <text:p>2</text:p>
          </table:table-cell>
          <table:table-cell table:formula="of:=(1+3+2)/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8+11+8)/3" office:value-type="float" office:value="9" calcext:value-type="float">
            <text:p>9</text:p>
          </table:table-cell>
          <table:table-cell table:formula="of:=(8+8+11)/3" office:value-type="float" office:value="9" calcext:value-type="float">
            <text:p>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21+12+15)/3" office:value-type="float" office:value="16" calcext:value-type="float">
            <text:p>16</text:p>
          </table:table-cell>
          <table:table-cell table:formula="of:=(13+14+17)/3" office:value-type="float" office:value="14.6666666666667" calcext:value-type="float">
            <text:p>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36+41+29)/3" office:value-type="float" office:value="35.3333333333333" calcext:value-type="float">
            <text:p>35</text:p>
          </table:table-cell>
          <table:table-cell table:formula="of:=(46+49+42)/3" office:value-type="float" office:value="45.6666666666667" calcext:value-type="float">
            <text:p>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(80+56+80)/3" office:value-type="float" office:value="72" calcext:value-type="float">
            <text:p>72</text:p>
          </table:table-cell>
          <table:table-cell table:formula="of:=(59+74+91)/3" office:value-type="float" office:value="74.6666666666667" calcext:value-type="float">
            <text:p>7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(160+200+194)/3" office:value-type="float" office:value="184.666666666667" calcext:value-type="float">
            <text:p>185</text:p>
          </table:table-cell>
          <table:table-cell table:formula="of:=(179+207+216)/3" office:value-type="float" office:value="200.666666666667" calcext:value-type="float">
            <text:p>2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(336+318+358)/3" office:value-type="float" office:value="337.333333333333" calcext:value-type="float">
            <text:p>337</text:p>
          </table:table-cell>
          <table:table-cell table:formula="of:=(368+315+370)/3" office:value-type="float" office:value="351" calcext:value-type="float">
            <text:p>3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6:02:12.686775825</meta:creation-date>
    <dc:date>2018-04-08T16:36:45.812250146</dc:date>
    <meta:editing-duration>PT2M2S</meta:editing-duration>
    <meta:editing-cycles>1</meta:editing-cycles>
    <meta:document-statistic meta:table-count="1" meta:cell-count="3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1cm" chart:symbol-height="0.1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1cm" chart:symbol-height="0.1cm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29cm" svg:height="11.103cm" xlink:href=".." xlink:type="simple" chart:class="chart:scatter" chart:style-name="ch1">
        <chart:title svg:x="3.919cm" svg:y="0.358cm" chart:style-name="ch2">
          <text:p>График зависимости длины очереди от количества циклов</text:p>
        </chart:title>
        <chart:legend chart:legend-position="end" svg:x="17.88cm" svg:y="5.003cm" style:legend-expansion="high" chart:style-name="ch3"/>
        <chart:plot-area chart:style-name="ch4" table:cell-range-address="Лист1.A1:Лист1.C10" chart:data-source-has-labels="row" svg:x="1.415cm" svg:y="1.359cm" svg:width="16.061cm" svg:height="8.541cm">
          <chartooo:coordinate-region svg:x="2.222cm" svg:y="1.559cm" svg:width="14.789cm" svg:height="7.694cm"/>
          <chart:axis chart:dimension="x" chart:name="primary-x" chart:style-name="ch5">
            <chart:title svg:x="8.898cm" svg:y="10.122cm" chart:style-name="ch6">
              <text:p>Циклы</text:p>
            </chart:title>
          </chart:axis>
          <chart:axis chart:dimension="y" chart:name="primary-y" chart:style-name="ch7">
            <chart:title svg:x="0.451cm" svg:y="6.321cm" chart:style-name="ch8">
              <text:p>Очередь</text:p>
            </chart:title>
            <chart:grid chart:style-name="ch9" chart:class="major"/>
          </chart:axis>
          <chart:series chart:style-name="ch10" chart:values-cell-range-address="Лист1.B2:Лист1.B10" chart:label-cell-address="Лист1.B1:Лист1.B1" chart:class="chart:scatter">
            <chart:domain table:cell-range-address="Лист1.A2:Лист1.A10"/>
            <chart:data-point chart:repeated="9"/>
          </chart:series>
          <chart:series chart:style-name="ch11" chart:values-cell-range-address="Лист1.C2:Лист1.C10" chart:label-cell-address="Лист1.C1:Лист1.C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1 узел</text:p>
                <draw:g>
                  <svg:desc>Лист1.B1:Лист1.B1</svg:desc>
                </draw:g>
              </table:table-cell>
              <table:table-cell office:value-type="string">
                <text:p>3 узла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Лист1.A2:Лист1.A10</svg:desc>
                </draw:g>
              </table:table-cell>
              <table:table-cell office:value-type="float" office:value="0">
                <text:p>0</text:p>
                <draw:g>
                  <svg:desc>Лист1.B2:Лист1.B10</svg:desc>
                </draw:g>
              </table:table-cell>
              <table:table-cell office:value-type="float" office:value="0">
                <text:p>0</text:p>
                <draw:g>
                  <svg:desc>Лист1.C2:Лист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6">
                <text:p>16</text:p>
              </table:table-cell>
              <table:table-cell office:value-type="float" office:value="14.6666666666667">
                <text:p>14.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35.3333333333333">
                <text:p>35.3333333333333</text:p>
              </table:table-cell>
              <table:table-cell office:value-type="float" office:value="45.6666666666667">
                <text:p>45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72">
                <text:p>72</text:p>
              </table:table-cell>
              <table:table-cell office:value-type="float" office:value="74.6666666666667">
                <text:p>74.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184.666666666667">
                <text:p>184.666666666667</text:p>
              </table:table-cell>
              <table:table-cell office:value-type="float" office:value="200.666666666667">
                <text:p>200.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37.333333333333">
                <text:p>337.333333333333</text:p>
              </table:table-cell>
              <table:table-cell office:value-type="float" office:value="351">
                <text:p>3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